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margin-top="0.0694in" fo:margin-bottom="0.0694in" fo:line-height="15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2" style:parent-style-name="Normální" style:family="paragraph">
      <style:paragraph-properties fo:margin-top="0.0694in" fo:margin-bottom="0.0694in" fo:line-height="150%"/>
    </style:style>
    <style:style style:name="T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" style:parent-style-name="Normální" style:family="paragraph">
      <style:paragraph-properties fo:margin-top="0.0694in" fo:margin-bottom="0.0694in" fo:line-height="150%"/>
    </style:style>
    <style:style style:name="T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1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" style:parent-style-name="Normální" style:family="paragraph">
      <style:paragraph-properties fo:margin-top="0.0694in" fo:margin-bottom="0.0694in" fo:line-height="150%"/>
    </style:style>
    <style:style style:name="T1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5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6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7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8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9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0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1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2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3" style:parent-style-name="Normální" style:family="paragraph">
      <style:paragraph-properties fo:margin-top="0.0694in" fo:margin-bottom="0.0694in" fo:line-height="150%"/>
    </style:style>
    <style:style style:name="T2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25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6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7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8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9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0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1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2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33" style:parent-style-name="Normální" style:family="paragraph">
      <style:paragraph-properties fo:margin-top="0.0694in" fo:margin-bottom="0.0694in" fo:line-height="150%"/>
    </style:style>
    <style:style style:name="T3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5" style:parent-style-name="Standardnípísmoodstavce" style:family="text">
      <style:text-properties style:font-name="Segoe UI Emoji" style:font-name-asian="Times New Roman" style:font-name-complex="Segoe UI Emoji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cs" style:country-asian="CZ"/>
    </style:style>
    <style:style style:name="T3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9" style:parent-style-name="Normální" style:family="paragraph">
      <style:paragraph-properties fo:margin-top="0.0694in" fo:margin-bottom="0.0694in" fo:line-height="150%"/>
    </style:style>
    <style:style style:name="T4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2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3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4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5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6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7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8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9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0" style:parent-style-name="Normální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1" style:parent-style-name="Normální" style:family="paragraph">
      <style:paragraph-properties fo:line-height="150%"/>
    </style:style>
  </office:automatic-styles>
  <office:body>
    <office:text text:use-soft-page-breaks="true">
      <text:h text:style-name="P1" text:outline-level="1">1. b) Filosofie, věda a umění jako chaoidy. Filosofie jakožto synonymum Starého Řecka.</text:h>
      <text:list text:style-name="LFO3" text:continue-numbering="true">
        <text:list-item>
          <text:p text:style-name="P2"><text:span text:style-name="T3">chaoid</text:span><text:span text:style-name="T4"><text:s/>= dcery otce chaose, které drží otce na uzdě až jsou to naše zbraně proti šílenství</text:span></text:p>
        </text:list-item>
        <text:list-item>
          <text:p text:style-name="P5">Naší životní situací je vrženost - nikdo z nás si nevybírá jestli se narodí nebo nenarodí<text:s/></text:p>
          <text:list text:continue-numbering="true">
            <text:list-item>
              <text:p text:style-name="P6">Jsme vrženy do vesmíru, který se o nás nezajímá</text:p>
            </text:list-item>
            <text:list-item>
              <text:p text:style-name="P7"><text:span text:style-name="T8">Abychom se ubránili šíleství (bezútěšná situace), lidstvo si vymyslelo<text:s/></text:span><text:span text:style-name="T9">3 chaoidy (ZBRANĚ)</text:span><text:span text:style-name="T10">:<text:s/></text:span></text:p>
              <text:list text:continue-numbering="true">
                <text:list-item>
                  <text:p text:style-name="P11">**FILOSOFIE (**tvorba pojmů</text:p>
                </text:list-item>
                <text:list-item>
                  <text:p text:style-name="P12"><text:span text:style-name="T13">UMĚNÍ (s</text:span><text:span text:style-name="T14">taví na počitcích a vjemech (vjem je soubor počitků))</text:span></text:p>
                </text:list-item>
                <text:list-item>
                  <text:p text:style-name="P15">**VĚDA (**týká se funkcí, zkoumá, jak co funguje)</text:p>
                </text:list-item>
              </text:list>
            </text:list-item>
          </text:list>
        </text:list-item>
        <text:list-item>
          <text:p text:style-name="P16">člověk se má o co opřít, díky těmto třem chaoidů může člověk vstoupit na cestu imaginace a fantazie ( hvězdné války, vetřelce,...) jsme tak pevní, že dokáže vytvářet nové imaginární světy</text:p>
        </text:list-item>
        <text:list-item>
          <text:p text:style-name="P17">Nedá se jeden chaoid nahradit druhým</text:p>
        </text:list-item>
        <text:list-item>
          <text:p text:style-name="P18">V některých oblastech se k sobě dokáží přiblížit např. Bio art<text:s/></text:p>
          <text:list text:continue-numbering="true">
            <text:list-item>
              <text:p text:style-name="P19">Uměci vstupují do biochemických laboratoří, kolonie bakterií stylizovány do obrazců</text:p>
            </text:list-item>
            <text:list-item>
              <text:p text:style-name="P20">Králíček Alba / Eduardo Kac - dobrý mareketér<text:s/></text:p>
              <text:list text:continue-numbering="true">
                <text:list-item>
                  <text:p text:style-name="P21">Forfereskující králík</text:p>
                </text:list-item>
                <text:list-item>
                  <text:p text:style-name="P22">Eduardomia (sločení svých genů s geny květiny begomia) prolnutí lidské a rostlinné říše</text:p>
                </text:list-item>
              </text:list>
            </text:list-item>
          </text:list>
        </text:list-item>
      </text:list>
      <text:p text:style-name="P23"><text:span text:style-name="T24">filosofie + umění</text:span></text:p>
      <text:list text:style-name="LFO4" text:continue-numbering="true">
        <text:list-item>
          <text:p text:style-name="P25">Konceptualismus (myšlení je umění) a neokonceptualismus (focení žen v mužských pozicích)</text:p>
        </text:list-item>
        <text:list-item>
          <text:p text:style-name="P26">Vzniká v 60. letech - základem je myšlenka, říkají, že dílo je myšlenka<text:s/></text:p>
          <text:list text:continue-numbering="true">
            <text:list-item>
              <text:p text:style-name="P27">Reakce na těžce komerční pop art a poválečnou abstrakci 50.let<text:s/></text:p>
              <text:soft-page-break/>
              <text:list text:continue-numbering="true">
                <text:list-item>
                  <text:p text:style-name="P28">Naštvaní na Andy Warhoola na komerionalismus (Andy Warhool - marketér) chybí myšlenka</text:p>
                </text:list-item>
              </text:list>
            </text:list-item>
          </text:list>
        </text:list-item>
        <text:list-item>
          <text:p text:style-name="P29">Odsuzují trh s uměním</text:p>
        </text:list-item>
        <text:list-item>
          <text:p text:style-name="P30">Snaha o rozbourání dosavadní umělecké formy - malířství, sochařství,</text:p>
        </text:list-item>
        <text:list-item>
          <text:p text:style-name="P31">Josef Kosuth- 3 židle</text:p>
        </text:list-item>
      </text:list>
      <text:h text:style-name="P32" text:outline-level="2">Filosofie jako synonymum ke Starému Řecku</text:h>
      <text:list text:style-name="LFO5" text:continue-numbering="true">
        <text:list-item>
          <text:p text:style-name="P33"><text:span text:style-name="T34">**</text:span><text:a xlink:href="https://emojipedia.org/globe-showing-americas/" office:target-frame-name="_top" xlink:show="replace"><text:span text:style-name="T35">🌎</text:span></text:a><text:span text:style-name="T36">**souvisí pojem<text:s/></text:span><text:span text:style-name="T37">Geofilosofie-</text:span><text:span text:style-name="T38"><text:s/>vztahuje se k geologii (hloubkovým uspořádáním pevniny)</text:span></text:p>
        </text:list-item>
        <text:list-item>
          <text:p text:style-name="P39"><text:span text:style-name="T40">Filosofie zniká ve starém Řecku 1.tis. - 6. st.př. n.</text:span><text:span text:style-name="T41"><text:s/></text:span></text:p>
          <text:list text:continue-numbering="true">
            <text:list-item>
              <text:p text:style-name="P42">Atény řecký městský stát dosahuje své prosperity</text:p>
            </text:list-item>
            <text:list-item>
              <text:p text:style-name="P43">městské státy díky povrchu- polorýhované - jedinečná svobodná společnost</text:p>
            </text:list-item>
            <text:list-item>
              <text:p text:style-name="P44">Nadstardartně svobodná společnosti Přátel, kteří dokážou svobodně myslet a mají možnost svobodně projevovat svoje názory, dokáží se navzáje vyslechnout a zárověň s přijímatjako zdravá konkurence</text:p>
            </text:list-item>
            <text:list-item>
              <text:p text:style-name="P45">Autokton, ti, kdo sem přijíždějí z blízkého východu a povídají si z blízkými</text:p>
            </text:list-item>
            <text:list-item>
              <text:p text:style-name="P46">Filosofie je aptrně dílo imigrantů, kteří dýchají čerstvý vzduch Peloponésu</text:p>
            </text:list-item>
            <text:list-item>
              <text:p text:style-name="P47">Řecko- jedinečné podmínky, které už nidky nestaly nikde jinde</text:p>
            </text:list-item>
            <text:list-item>
              <text:p text:style-name="P48">Mudrci z Asie- už se kloní k figurám a náboženským schématům, které už jsou nastavené, není to nové</text:p>
            </text:list-item>
            <text:list-item>
              <text:p text:style-name="P49">Filosofie je vždy dílo jedince-osamocená tvorba pojmů</text:p>
            </text:list-item>
          </text:list>
        </text:list-item>
      </text:list>
      <text:p text:style-name="P50">/</text:p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 fo:hyphenate="false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2:59:00Z</meta:creation-date>
    <dc:date>2023-05-08T12:59:00Z</dc:date>
    <meta:template xlink:href="Normal.dotm" xlink:type="simple"/>
    <meta:editing-cycles>1</meta:editing-cycles>
    <meta:editing-duration>PT0S</meta:editing-duration>
    <meta:document-statistic meta:page-count="2" meta:paragraph-count="4" meta:word-count="356" meta:character-count="2457" meta:row-count="17" meta:non-whitespace-character-count="2105"/>
  </office:meta>
</office:document-meta>
</file>